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2625E98F4D2364F513.png" manifest:media-type="image/png"/>
  <manifest:file-entry manifest:full-path="Pictures/100000000000027E0000003385E72F71579024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onsolas" fo:font-size="10pt" style:font-size-asian="10pt" style:font-name-complex="Consolas1" style:font-size-complex="10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5" style:family="paragraph" style:parent-style-name="List_20_Paragraph" style:list-style-name="WWNum1">
      <style:text-properties fo:font-size="13pt" style:font-size-asian="13pt" style:font-size-complex="13pt"/>
    </style:style>
    <style:style style:name="P6" style:family="paragraph" style:parent-style-name="List_20_Paragraph" style:list-style-name="WWNum1">
      <style:paragraph-properties fo:line-height="150%"/>
      <style:text-properties fo:font-size="13pt" style:font-size-asian="13pt" style:font-size-complex="13pt"/>
    </style:style>
    <style:style style:name="P7" style:family="paragraph" style:parent-style-name="List_20_Paragraph" style:list-style-name="WWNum2">
      <style:text-properties fo:font-size="10pt" style:font-size-asian="10pt" style:font-size-complex="10pt"/>
    </style:style>
    <style:style style:name="P8" style:family="paragraph" style:parent-style-name="List_20_Paragraph" style:list-style-name="WWNum1">
      <style:paragraph-properties fo:margin-left="0in" fo:margin-right="0in" fo:line-height="150%" fo:text-indent="0in" style:auto-text-indent="false"/>
      <style:text-properties fo:font-size="13pt" style:font-size-asian="13pt" style:font-size-complex="13pt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0" style:family="paragraph" style:parent-style-name="Intense_20_Quote" style:master-page-name="Standard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e294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b7528"/>
    </style:style>
    <style:style style:name="T5" style:family="text">
      <style:text-properties officeooo:rsid="000ae294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w to use the Monitoring Screen</text:p>
      <text:p text:style-name="P2"/>
      <text:list xml:id="list7244920047481942606" text:style-name="WWNum1">
        <text:list-item>
          <text:p text:style-name="P5">Get into a compute node (<text:span text:style-name="T5">it doesn’t work on moonshot</text:span>)</text:p>
          <text:p text:style-name="P9"><text:span text:style-name="T7"/></text:p>
        </text:list-item>
      </text:list>
      <text:p text:style-name="P1">$ srun …</text:p>
      <text:p text:style-name="P1">$ sbatch …</text:p>
      <text:p text:style-name="P1">$ ssh …</text:p>
      <text:list xml:id="list90241675368093" text:continue-numbering="true" text:style-name="WWNum1">
        <text:list-item>
          <text:p text:style-name="P5">Start monitoring scripts</text:p>
          <text:p text:style-name="P9"><text:bookmark text:name="_GoBack"/><text:span text:style-name="T7"/></text:p>
        </text:list-item>
      </text:list>
      <text:p text:style-name="P1"># Once you are in a good directory <text:span text:style-name="T4">(and logged </text:span>on the compute node<text:span text:style-name="T4">)</text:span></text:p>
      <text:p text:style-name="P1">$ start_monitorfreq.sh &amp; start_monitormembw.sh &amp; start_monitorcpupower.sh &amp; start_monitorqpi.sh</text:p>
      <text:list xml:id="list90241415924095" text:continue-numbering="true" text:style-name="WWNum1">
        <text:list-item>
          <text:p text:style-name="P6">Watch the node activity</text:p>
          <text:p text:style-name="P8"><text:span text:style-name="T7"/></text:p>
        </text:list-item>
      </text:list>
      <text:list xml:id="list5241148400187076167" text:style-name="WWNum2">
        <text:list-item>
          <text:p text:style-name="P7">Go in your best web Brower : </text:p>
        </text:list-item>
      </text:list>
      <text:p text:style-name="Standard"><text:a xlink:type="simple" xlink:href="http://16.16.184.124/~benkhen/Monitoring_Screen_v8/" text:style-name="Internet_20_link" text:visited-style-name="Visited_20_Internet_20_Link"><text:span text:style-name="T7">http://16.16.184.124/~benkhen/Monitoring_Screen_v8/</text:span></text:a></text:p>
      <text:list xml:id="list90242385834089" text:continue-numbering="true" text:style-name="WWNum2">
        <text:list-item>
          <text:p text:style-name="P7">And enter the path to find monitoring files. It must looks like this.</text:p>
        </text:list-item>
      </text:list>
      <text:p text:style-name="P3"><draw:frame draw:style-name="fr1" draw:name="Picture 1" text:anchor-type="as-char" svg:width="6.5in" svg:height="0.5193in" draw:z-index="0"><draw:image xlink:href="Pictures/100000000000027E0000003385E72F71579024AC.png" xlink:type="simple" xlink:show="embed" xlink:actuate="onLoad"/></draw:frame></text:p>
      <text:list xml:id="list90242599071235" text:continue-numbering="true" text:style-name="WWNum2">
        <text:list-item>
          <text:p text:style-name="P7">Click on “Start requesting data”</text:p>
        </text:list-item>
      </text:list>
      <text:p text:style-name="Standard"><draw:frame draw:style-name="fr2" draw:name="Picture 2" text:anchor-type="as-char" svg:width="1.5102in" svg:height="0.3957in" draw:z-index="1"><draw:image xlink:href="Pictures/10000000000000910000002625E98F4D2364F513.png" xlink:type="simple" xlink:show="embed" xlink:actuate="onLoad"/></draw:frame></text:p>
      <text:list xml:id="list90241881952190" text:continue-list="list90241415924095" text:style-name="WWNum1">
        <text:list-item>
          <text:p text:style-name="P5">Stop monitoring scripts</text:p>
        </text:list-item>
      </text:list>
      <text:p text:style-name="P4">At the end of your business, stop the monitoring script by running this command on the compute node.</text:p>
      <text:p text:style-name="P1">$ stop_monitorfreq.sh &amp; stop_monitormembw.sh &amp; stop_monitorcpupower.sh &amp; stop_monitorqpi.sh</text:p>
      <text:p text:style-name="P3">(Killing/Ending Slurm job will stop monitoring scripts)</text:p>
      <text:p text:style-name="P3"/>
      <text:p text:style-name="Standard"><text:span text:style-name="T8">If you experience issues, send me an email at </text:span><text:a xlink:type="simple" xlink:href="mailto:benjamin.khenniche@hpe.com" text:style-name="Internet_20_link" text:visited-style-name="Visited_20_Internet_20_Link"><text:span text:style-name="T8">benjamin.khenniche@hpe.com</text:span></text:a><text:span text:style-name="T8"> . Your feedback is more than appreciated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enniche, Benjamin</meta:initial-creator>
    <meta:editing-cycles>9</meta:editing-cycles>
    <meta:creation-date>2016-12-01T10:27:00</meta:creation-date>
    <dc:date>2016-12-12T09:02:40.728437674</dc:date>
    <meta:editing-duration>PT3H19M56S</meta:editing-duration>
    <meta:generator>LibreOffice/5.1.4.2$Linux_X86_64 LibreOffice_project/10m0$Build-2</meta:generator>
    <meta:document-statistic meta:table-count="0" meta:image-count="2" meta:object-count="0" meta:page-count="1" meta:paragraph-count="20" meta:word-count="141" meta:character-count="898" meta:non-whitespace-character-count="781"/>
    <meta:user-defined meta:name="AppVersion">15.0000</meta:user-defined>
    <meta:user-defined meta:name="Company">Hewlett 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